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mord" style:family="text">
      <style:text-properties style:font-name="Cambria Math" style:font-name-complex="Cambria Math"/>
    </style:style>
    <style:style style:name="T3" style:parent-style-name="mord" style:family="text">
      <style:text-properties style:font-name="Cambria Math" style:font-name-complex="Cambria Math"/>
    </style:style>
    <style:style style:name="T4" style:parent-style-name="mord" style:family="text">
      <style:text-properties style:font-name="Cambria Math" style:font-name-complex="Cambria Math"/>
    </style:style>
  </office:automatic-styles>
  <office:body>
    <office:text text:use-soft-page-breaks="true">
      <text:p text:style-name="P1">Parameterisierte Klassifikation und Naive Bayes</text:p>
      <text:p text:style-name="Standard">The classification rules can be evaluated by supervised learning“. In case of parametric learning, we can pin fown the likelyhood<text:s/>function out oft he training data. .</text:p>
      <text:p text:style-name="Standard">P bedeutet wahrscheinlichkeitsfunktionen</text:p>
      <text:p text:style-name="Standard">P diskrete wahrscheinlichkeitswerte.</text:p>
      <text:p text:style-name="Standard">Bayes Formel: a posteriori Wahrscheinlichkeit aus likelyhood berechning.<text:s/></text:p>
      <text:p text:style-name="Standard"/>
      <text:p text:style-name="Standard">Likelyhood funktion ist bei voneinander abhängigen Variablen sehr<text:s/>aufwändig. Naive Bayes Classification wird davon ausgegangen dass variablen unabhängig sind.<text:s/></text:p>
      <text:p text:style-name="Standard"><text:span text:style-name="mord">P</text:span><text:span text:style-name="mopen">(</text:span><text:span text:style-name="mord">w</text:span><text:span text:style-name="T2">∣</text:span><text:span text:style-name="mord">G</text:span><text:span text:style-name="mclose">)</text:span><text:span text:style-name="mrel">=</text:span><text:span text:style-name="mord">cc</text:span><text:span text:style-name="mopen">(</text:span><text:span text:style-name="mord">G</text:span><text:span text:style-name="mclose">)</text:span><text:span text:style-name="mord">fc</text:span><text:span text:style-name="mopen">(</text:span><text:span text:style-name="mord">w</text:span><text:span text:style-name="mpunct">,</text:span><text:span text:style-name="mord">G</text:span><text:span text:style-name="mclose">)</text:span><text:span text:style-name="vlist-s">​</text:span><text:span text:style-name="mord">P</text:span><text:span text:style-name="mopen">(</text:span><text:span text:style-name="mord">w</text:span><text:span text:style-name="T3">∣</text:span><text:span text:style-name="mord">B</text:span><text:span text:style-name="mclose">)</text:span><text:span text:style-name="mrel">=</text:span><text:span text:style-name="mord">cc</text:span><text:span text:style-name="mopen">(</text:span><text:span text:style-name="mord">B</text:span><text:span text:style-name="mclose">)</text:span><text:span text:style-name="mord">fc</text:span><text:span text:style-name="mopen">(</text:span><text:span text:style-name="mord">w</text:span><text:span text:style-name="mpunct">,</text:span><text:span text:style-name="mord">B</text:span><text:span text:style-name="mclose">)</text:span><text:span text:style-name="vlist-s">​</text:span><text:span text:style-name="mord">.</text:span></text:p>
      <text:p text:style-name="Standard"/>
      <text:p text:style-name="Standard"><text:span text:style-name="mord">P(A|B) = P(B|A)* P(A)/P(B)</text:span></text:p>
      <text:p text:style-name="Standard"/>
      <text:p text:style-name="Standard"><text:span text:style-name="mord">Aufgaben<text:s/></text:span></text:p>
      <text:p text:style-name="Standard"><text:span text:style-name="mord">1. Für jedes Wort aus<text:s/></text:span><text:span text:style-name="mord">den Trainingsdaten</text:span><text:span text:style-name="mord"><text:s/>wird die Wahrscheinlichkeit ermittelt: P</text:span><text:span text:style-name="mopen">(</text:span><text:span text:style-name="mord">w</text:span><text:span text:style-name="T4">∣</text:span><text:span text:style-name="mord">G</text:span><text:span text:style-name="mclose">), also die Wahrscheinlichkeit, dass in einer guten Klasse ein Wort w vorkommt, sowie dasselbe für die schlechte Kategorie. Beim einlernen beschreibt fc(w,cat) die Anzahl der Trainingsdokumente in Kateogrie cat in denen das Wort w enthalten ist, also zb in</text:span><text:span text:style-name="mclose"><text:s/>20 guten Dokumenten ist das Wort „authentification“ enthalten.<text:s/></text:span></text:p>
      <text:p text:style-name="Standard"><text:span text:style-name="mord">Desweiteren beschreibt cc(cat) die Anzahl der Trainingsdokumente in Cat, also zb 50 gute Dokumente insgesamt</text:span></text:p>
      <text:p text:style-name="Standard"><text:span text:style-name="mord">Daraus fogt, dass P(w|G) fc/cc ist (einfache Wahrscheinlichkeitsrechnung)</text:span><text:span text:style-name="mord">.</text:span></text:p>
      <text:p text:style-name="Standard"><text:span text:style-name="mord">Für die späteren Aufgaben wird P(w|G) und P(w|B) benötigt.</text:span></text:p>
      <text:p text:style-name="Standard"><text:span text:style-name="mord">2. naive</text:span><text:span text:style-name="mord"><text:s/>bayes klaffikation ist ein Verfahren dass auf dem Bayesschen Gesetz basiert:<text:s/></text:span><text:a xlink:href="https://www.analyticsvidhya.com/wp-content/uploads/2015/09/Bayes_rule-300x172.png" office:target-frame-name="_top" xlink:show="replace"><text:span text:style-name="Hyperlink">https://www.analyticsvidhya.com/wp-content/uploads/2015/09/Bayes_rule-300x172.p</text:span><text:span text:style-name="Hyperlink">ng</text:span></text:a></text:p>
      <text:p text:style-name="Standard"><text:span text:style-name="mord">Es wird angenommen, dass alle Wörter in dem Dokument voneinander unabhängig sind</text:span></text:p>
      <text:p text:style-name="Standard"><text:span text:style-name="mord">Die<text:s/></text:span><text:span text:style-name="mord">Wahrscheinlichkeit</text:span><text:span text:style-name="mord">, dass das Dokument Gut ist, wird berechnet, aus der Wahrscheinlichkeit, dass die jeweiligen Wörter in gutem Dokument auftauchen (wird aufsummiert für</text:span><text:span text:style-name="mord"><text:s/>alle Wörter) und mit der Wahrscheinlichkeit multipliziert, dass ein Dokument gut ist (P(G)). Evidenz kann ignoriert werden, bzw als 1 betrachtet werden.</text:span></text:p>
      <text:p text:style-name="Standard"><text:span text:style-name="mord">3. Es wird angenommen, dass alle Wörter in dem Dokument voneinander unabhängig sind.<text:s/></text:span></text:p>
      <text:p text:style-name="Standard"><text:span text:style-name="mord">Dies ist nicht g</text:span><text:span text:style-name="mord">egeben, aber der naive Bayes algorithmus kann aufgrund der Menge der Wörter und der Menge der Daten trotzdem performanter sein als viele konkurrierenden Algorithmen. Deshalb werden die Abhängigkeiten rausreduziert.<text:s/></text:span></text:p>
      <text:p text:style-name="Standard"><text:span text:style-name="mord">4.</text:span><text:span text:style-name="mord"><text:s/>Wenn ein Wort nur in einer Kategorie auftritt, beispielsweise Good, dann beträgt P(w|B)=0</text:span></text:p>
      <text:soft-page-break/>
      <text:p text:style-name="Standard"><text:span text:style-name="mord">Mit der Formel zu der Klassifizierung ist dies sehr problematisch, da dort das Produkt verwendet wird. Das Dokument würde aufgrund dieses einen Wortes also nicht zu der entsprechende Klasse klassifiziert werden können.<text:s/></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mord" style:display-name="mord" style:family="text" style:parent-style-name="Absatz-Standardschriftart"/>
    <style:style style:name="mopen" style:display-name="mopen" style:family="text" style:parent-style-name="Absatz-Standardschriftart"/>
    <style:style style:name="mclose" style:display-name="mclose" style:family="text" style:parent-style-name="Absatz-Standardschriftart"/>
    <style:style style:name="mrel" style:display-name="mrel" style:family="text" style:parent-style-name="Absatz-Standardschriftart"/>
    <style:style style:name="mpunct" style:display-name="mpunct" style:family="text" style:parent-style-name="Absatz-Standardschriftart"/>
    <style:style style:name="vlist-s" style:display-name="vlist-s"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Konto</meta:initial-creator>
    <dc:creator>Microsoft-Konto</dc:creator>
    <meta:creation-date>2021-05-09T13:34:00Z</meta:creation-date>
    <dc:date>2021-05-16T17:12:00Z</dc:date>
    <meta:template xlink:href="Normal" xlink:type="simple"/>
    <meta:editing-cycles>2</meta:editing-cycles>
    <meta:editing-duration>PT0S</meta:editing-duration>
    <meta:document-statistic meta:page-count="2" meta:paragraph-count="5" meta:word-count="351" meta:character-count="2559" meta:row-count="18" meta:non-whitespace-character-count="2213"/>
  </office:meta>
</office:document-meta>
</file>